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5,086,500,000.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4,978,000,000.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4,830,000,000.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4,715,000,000.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4,696,500,000.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4,677,000,000.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4,610,000,000.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4,657,500,000.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4,530,000,000.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4,465,500,000.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4,785,000,000.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4,674,000,000.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4,217,500,000.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3,819,500,000.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3,444,500,000.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3,209,500,000.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3,106,500,000.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3,054,500,000.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3,059,500,000.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2,951,822,204.5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2,817,083,478.3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2,498,384,129.7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2,363,645,403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5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05T12:28:35.139170305</dc:date>
    <meta:editing-duration>PT34M47S</meta:editing-duration>
    <meta:editing-cycles>15</meta:editing-cycles>
    <meta:generator>LibreOffice/7.2.6.2$Linux_X86_64 LibreOffice_project/20$Build-2</meta:generator>
    <meta:document-statistic meta:table-count="1" meta:cell-count="48" meta:object-count="0"/>
  </office:meta>
</office:document-meta>
</file>